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da66b" officeooo:paragraph-rsid="001100b9"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8pt" fo:font-weight="bold" officeooo:rsid="000da66b" officeooo:paragraph-rsid="000da66b" style:font-size-asian="15.75pt" style:font-weight-asian="bold" style:font-size-complex="18pt" style:font-weight-complex="bold"/>
    </style:style>
    <style:style style:name="P3" style:family="paragraph" style:parent-style-name="Standard">
      <loext:graphic-properties draw:fill="none"/>
      <style:paragraph-properties fo:margin-left="0in" fo:margin-right="0in" fo:text-align="start" style:justify-single-word="false" fo:text-indent="0.3752in" style:auto-text-indent="false" fo:background-color="transparent"/>
      <style:text-properties fo:font-size="13pt" fo:font-weight="normal" officeooo:rsid="000da66b" officeooo:paragraph-rsid="000da66b" style:font-size-asian="11.3500003814697pt" style:font-weight-asian="normal" style:font-size-complex="13pt" style:font-weight-complex="normal"/>
    </style:style>
    <style:style style:name="P4" style:family="paragraph" style:parent-style-name="Standard">
      <loext:graphic-properties draw:fill="none"/>
      <style:paragraph-properties fo:margin-left="0in" fo:margin-right="0in" fo:text-align="start" style:justify-single-word="false" fo:text-indent="0.3752in" style:auto-text-indent="false" fo:background-color="transparent"/>
      <style:text-properties fo:font-size="13pt" fo:font-weight="normal" officeooo:rsid="000f4b9b" officeooo:paragraph-rsid="000f4b9b" style:font-size-asian="11.3500003814697pt" style:font-weight-asian="normal" style:font-size-complex="13pt" style:font-weight-complex="normal"/>
    </style:style>
    <style:style style:name="P5" style:family="paragraph" style:parent-style-name="Standard">
      <loext:graphic-properties draw:fill="none"/>
      <style:paragraph-properties fo:margin-left="0in" fo:margin-right="0in" fo:text-align="start" style:justify-single-word="false" fo:text-indent="0.3752in" style:auto-text-indent="false" fo:background-color="transparent"/>
      <style:text-properties fo:font-size="13pt" fo:font-weight="normal" officeooo:rsid="000f4b9b" officeooo:paragraph-rsid="000f7e43" style:font-size-asian="11.3500003814697pt" style:font-weight-asian="normal" style:font-size-complex="13pt" style:font-weight-complex="normal"/>
    </style:style>
    <style:style style:name="P6" style:family="paragraph" style:parent-style-name="Standard">
      <loext:graphic-properties draw:fill="none"/>
      <style:paragraph-properties fo:margin-left="0in" fo:margin-right="0in" fo:text-align="start" style:justify-single-word="false" fo:text-indent="0.3752in" style:auto-text-indent="false" fo:background-color="transparent"/>
      <style:text-properties fo:font-size="13pt" fo:font-weight="normal" officeooo:rsid="001100b9" officeooo:paragraph-rsid="001100b9" style:font-size-asian="11.3500003814697pt" style:font-weight-asian="normal" style:font-size-complex="13pt" style:font-weight-complex="normal"/>
    </style:style>
    <style:style style:name="P7" style:family="paragraph" style:parent-style-name="Standard">
      <loext:graphic-properties draw:fill="none"/>
      <style:paragraph-properties fo:margin-left="0in" fo:margin-right="0in" fo:text-align="start" style:justify-single-word="false" fo:text-indent="0.3752in" style:auto-text-indent="false" fo:background-color="transparent"/>
      <style:text-properties fo:font-size="13pt" fo:font-weight="normal" officeooo:rsid="001269eb" officeooo:paragraph-rsid="001269eb" style:font-size-asian="11.3500003814697pt" style:font-weight-asian="normal" style:font-size-complex="13pt" style:font-weight-complex="normal"/>
    </style:style>
    <style:style style:name="P8" style:family="paragraph" style:parent-style-name="Standard">
      <loext:graphic-properties draw:fill="none"/>
      <style:paragraph-properties fo:margin-left="0in" fo:margin-right="0in" fo:text-align="start" style:justify-single-word="false" fo:text-indent="0.3752in" style:auto-text-indent="false" fo:background-color="transparent"/>
      <style:text-properties fo:font-size="13pt" fo:font-weight="normal" officeooo:rsid="0012d654" officeooo:paragraph-rsid="0012d654" style:font-size-asian="11.3500003814697pt" style:font-weight-asian="normal" style:font-size-complex="13pt" style:font-weight-complex="normal"/>
    </style:style>
    <style:style style:name="P9" style:family="paragraph" style:parent-style-name="Standard">
      <loext:graphic-properties draw:fill="none"/>
      <style:paragraph-properties fo:margin-left="0in" fo:margin-right="0in" fo:text-align="start" style:justify-single-word="false" fo:text-indent="0.3752in" style:auto-text-indent="false" fo:background-color="transparent"/>
      <style:text-properties fo:font-size="13pt" fo:font-weight="normal" officeooo:rsid="0013d724" officeooo:paragraph-rsid="0013d724" style:font-size-asian="11.3500003814697pt" style:font-weight-asian="normal" style:font-size-complex="13pt" style:font-weight-complex="normal"/>
    </style:style>
    <style:style style:name="P10" style:family="paragraph" style:parent-style-name="Standard" style:master-page-name="">
      <loext:graphic-properties draw:fill="none"/>
      <style:paragraph-properties fo:margin-left="0in" fo:margin-right="0in" fo:text-align="start" style:justify-single-word="false" fo:text-indent="0.3752in" style:auto-text-indent="false" style:page-number="auto" fo:background-color="transparent"/>
      <style:text-properties fo:font-size="13pt" fo:font-weight="normal" officeooo:rsid="000da66b" officeooo:paragraph-rsid="000da66b" style:font-size-asian="11.3500003814697pt" style:font-weight-asian="normal" style:font-size-complex="13pt" style:font-weight-complex="normal"/>
    </style:style>
    <style:style style:name="P1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3pt" fo:font-weight="normal" officeooo:rsid="001100b9" officeooo:paragraph-rsid="001100b9" style:font-size-asian="13pt" style:font-weight-asian="normal" style:font-size-complex="13pt" style:font-weight-complex="normal"/>
    </style:style>
    <style:style style:name="T1" style:family="text">
      <style:text-properties officeooo:rsid="000ec212"/>
    </style:style>
    <style:style style:name="T2" style:family="text">
      <style:text-properties officeooo:rsid="000f7e43"/>
    </style:style>
    <style:style style:name="T3" style:family="text">
      <style:text-properties officeooo:rsid="001269eb"/>
    </style:style>
    <style:style style:name="T4" style:family="text">
      <style:text-properties officeooo:rsid="0012d654"/>
    </style:style>
    <style:style style:name="T5" style:family="text">
      <style:text-properties fo:color="#ff0000"/>
    </style:style>
    <style:style style:name="T6" style:family="text">
      <style:text-properties fo:color="#ff0000" officeooo:rsid="000f7e43"/>
    </style:style>
    <style:style style:name="T7" style:family="text">
      <style:text-properties fo:color="#ff0000" officeooo:rsid="0012d654"/>
    </style:style>
    <style:style style:name="T8" style:family="text">
      <style:text-properties fo:color="#00ff66"/>
    </style:style>
    <style:style style:name="T9" style:family="text">
      <style:text-properties fo:color="#0066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0"><text:span text:style-name="T5">maxActive</text:span>: Số đối tượng (kết nối) tối đa có thể có trong pool (tính cả số lượng kết nối đang hoạt động và số lượng kết nối <text:span text:style-name="T3">nhàn rỗi</text:span> có trong pool) tại một thời điểm bất kì. Nếu tham số này âm thì sẽ không có giới hạn <text:span text:style-name="T1">về số </text:span>lượng <text:span text:style-name="T1">tối đa của đối tượng trong pool. Mặc định là 8.</text:span></text:p>
      <text:p text:style-name="P3"/>
      <text:p text:style-name="P4"><text:span text:style-name="T5">maxIdle</text:span>: Số đối tượng nhàn rỗi (kết nối đã được khởi tạo nhưng chưa được “mượn”) có thể có trong pool, nếu tham số này âm thì sẽ không có giới hạn về số lượng tối đa của đối tượng nhàn rổi có trong pool. Mặc định là 8.</text:p>
      <text:p text:style-name="P4"/>
      <text:p text:style-name="P8"><text:span text:style-name="T5">minIdle</text:span>: Số đối tượng nhàn rỗi tối thiểu có trong pool.</text:p>
      <text:p text:style-name="P8"/>
      <text:p text:style-name="P4"><text:span text:style-name="T5">whenExhaustedAction</text:span>: quyết định cách thức xử lý khi tất cả các đối tượng trong pool đang bận và <text:s/>đã đạt được số lượng tối đa (maxActive)</text:p>
      <text:p text:style-name="P4"><text:tab/><text:span text:style-name="T9">WHEN_EXHAUSTED_FAIL</text:span>: ném ra 1 NoSuchElementException.</text:p>
      <text:p text:style-name="P4"><text:tab/><text:span text:style-name="T9">WHEN_EXHAUSTED_GROW</text:span>: khởi tạo một đối tượng mới (tham số maxActive trở nên vô nghĩa)</text:p>
      <text:p text:style-name="P5"><text:tab/><text:span text:style-name="T9">WHEN_EXHAUSTED_BLOCK</text:span>: <text:span text:style-name="T2">việc “mượn” đối tượng từ pool bị chặn lại đến khi có một đối tượng trong pool hợp lệ được cho mượn. Nếu tham số </text:span><text:span text:style-name="T6">maxWait</text:span><text:span text:style-name="T2"> (thời gian tối đa việc mượn đối tượng có thể chờ) dương thì sau khoảng thời gian đó sẽ ném ra 1</text:span> NoSuchElementException. <text:span text:style-name="T2">Mặc định là -1 (âm) sẽ không có thời gian tối đa có thể chờ <text:s/>=&gt;Việc mượn sẽ chờ tới khi có đối tượng hợp lệ được cho mượn từ pool hoặc là chờ vô hạn.</text:span></text:p>
      <text:p text:style-name="P5"/>
      <text:p text:style-name="P6"><text:span text:style-name="T5">testOnBorrow</text:span>: kiểm tra hợp lệ các đối tượng khi cho mượn, nếu không hợp lệ sẽ bị loại khỏi pool và cho mượn đối tượng hợp lệ khác.</text:p>
      <text:p text:style-name="P6"/>
      <text:p text:style-name="P6"><text:span text:style-name="T5">testOnReturn</text:span>: kiểm tra hợp lệ các đối tượng khi được trả lại, nếu không hợp lệ sẽ bị loại khỏi pool.</text:p>
      <text:p text:style-name="P6"/>
      <text:p text:style-name="P6"/>
      <text:p text:style-name="P11">THAM SỐ CHO QUY TRÌNH LOẠI BỎ ĐỐI TƯỢNG <text:span text:style-name="T3">NHÀN RỖI</text:span> CÓ TRONG POOL</text:p>
      <text:p text:style-name="P5"/>
      <text:p text:style-name="P7"><text:span text:style-name="T5">timeBetweenEvictionRunsMillis</text:span>: thời gian mà việc kiểm tra các đối tượng nhàn rỗi được lặp lại. Mặc định là -1 (tắt tính năng này).</text:p>
      <text:p text:style-name="P7"/>
      <text:p text:style-name="P7"><text:span text:style-name="T5">minEvictableIdle</text:span><text:span text:style-name="T7">TimeMillis</text:span>: thời gian tối thiểu mà đối tượng có thể không làm việc trước khi bị loại bỏ. Mặc định là 30 phút. Nếu tham số này âm thì đối tượng không thể bị loại bỏ do không làm việc.</text:p>
      <text:p text:style-name="P7"/>
      <text:p text:style-name="P7"><text:soft-page-break/><text:span text:style-name="T5">TestWhileIdle</text:span>: tham số quyết định có kiểm tra hợp lệ các đối tượng nhàn rỗi hay không? Nếu <text:span text:style-name="T4">các đối tượng nhàn rỗi </text:span>không hợp lệ sẽ bị loại bỏ khỏi pool. Mặc định <text:span text:style-name="T4">cho tham số này</text:span> là false.</text:p>
      <text:p text:style-name="P7"/>
      <text:p text:style-name="P8"><text:span text:style-name="T5">softMinEvictableIdleTimeMillis</text:span>: <text:s/>thời gian tối thiểu mà đối tượng có thể không làm việc trước khi bị loại bỏ. Với điều kiện tham số minIdle được thỏa mãn. Tham số này sẽ được bỏ qua nếu tham số <text:span text:style-name="T3">minEvictableIdle</text:span>TimeMillis dương. Mặc định của tham số này là -1(tắt).</text:p>
      <text:p text:style-name="P8"/>
      <text:p text:style-name="P9"><text:span text:style-name="T5">numTestsPerEvictionRun</text:span>: số đối tượng được kiểm tra mỗi lần chạy kiểm tra. Mặc định là 3.</text:p>
      <text:p text:style-name="P9"/>
      <text:p text:style-name="P9">Những tham số có trong phần này chỉ hiệu lực khi <text:span text:style-name="T3">timeBetweenEvictionRunsMillis dương.</text:span></text:p>
      <text:p text:style-name="P7"/>
      <text:p text:style-name="P7"/>
      <text:p text:style-name="P7"/>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4pt" fo:font-weight="bold" officeooo:rsid="000da66b" officeooo:paragraph-rsid="001100b9" style:font-size-asian="24pt" style:font-weight-asian="bold" style:font-size-complex="24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ác tham số của Connection pool (GenaricObject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09:01:33.288382520</meta:creation-date>
    <meta:editing-duration>PT5M58S</meta:editing-duration>
    <meta:editing-cycles>3</meta:editing-cycles>
    <meta:generator>LibreOffice/5.1.6.2$Linux_X86_64 LibreOffice_project/10m0$Build-2</meta:generator>
    <dc:date>2018-06-07T10:09:24.899115338</dc:date>
    <meta:document-statistic meta:table-count="0" meta:image-count="0" meta:object-count="0" meta:page-count="2" meta:paragraph-count="17" meta:word-count="503" meta:character-count="2530" meta:non-whitespace-character-count="2038"/>
  </office:meta>
</office:document-meta>
</file>